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13cm" svg:height="1.143cm" svg:x="4.429cm" svg:y="6.08cm">
          <text:p text:style-name="P1">SRS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413cm" svg:height="1.143cm" svg:x="6.715cm" svg:y="10.017cm">
          <text:p text:style-name="P1">S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" draw:id="id11" draw:layer="layout" svg:width="2.413cm" svg:height="1.143cm" svg:x="6.461cm" svg:y="18.526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13cm" svg:height="1.143cm" svg:x="16.113cm" svg:y="6.08cm">
          <text:p text:style-name="P1">SPMP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2.54cm" svg:height="1.27cm" svg:x="1.381cm" svg:y="13.446cm">
          <text:p text:style-name="P1">Sanitiz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921cm" svg:height="1.27cm" svg:x="4.302cm" svg:y="13.446cm">
          <text:p text:style-name="P1">Graphing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3.048cm" svg:height="1.27cm" svg:x="12.278cm" svg:y="12.684cm">
          <text:p text:style-name="P1">JavaDo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302cm" svg:height="1.27cm" svg:x="12.176cm" svg:y="14.589cm">
          <text:p text:style-name="P1">Manu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286cm" svg:height="2.286cm" svg:x="9.763cm" svg:y="2.52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5.461cm" svg:height="1.524cm" svg:x="14.589cm" svg:y="10.017cm">
          <text:p text:style-name="P1">Presentation 1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953cm" svg:height="1.651cm" svg:x="7.858cm" svg:y="20.939cm">
          <text:p text:style-name="P1">Presentation 2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905cm" svg:height="1.905cm" svg:x="9.382cm" svg:y="25.00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763cm" svg:y1="3.667cm" svg:x2="5.635cm" svg:y2="6.08cm" draw:start-shape="id1" draw:start-glue-point="6" draw:end-shape="id2" draw:end-glue-point="0" svg:d="m9763 3667h-4128v2413">
          <text:p/>
        </draw:connector>
        <draw:connector draw:style-name="gr4" draw:text-style-name="P1" draw:layer="layout" svg:x1="12.049cm" svg:y1="3.667cm" svg:x2="17.319cm" svg:y2="6.08cm" draw:start-shape="id1" draw:start-glue-point="10" draw:end-shape="id3" draw:end-glue-point="0" svg:d="m12049 3667h5270v2413">
          <text:p/>
        </draw:connector>
        <draw:connector draw:style-name="gr4" draw:text-style-name="P1" draw:layer="layout" svg:x1="10.334cm" svg:y1="22.59cm" svg:x2="10.335cm" svg:y2="25.003cm" draw:start-shape="id4" draw:start-glue-point="2" draw:end-shape="id5" draw:end-glue-point="4" svg:d="m10334 22590v1206h1v1207">
          <text:p/>
        </draw:connector>
        <draw:connector draw:style-name="gr4" draw:text-style-name="P1" xml:id="id18" draw:id="id18" draw:layer="layout" svg:x1="16.113cm" svg:y1="6.651cm" svg:x2="11.033cm" svg:y2="7.477cm" draw:start-shape="id3" draw:start-glue-point="3" draw:end-shape="id6" draw:end-glue-point="0" svg:d="m16113 6651h-5080v826">
          <text:p/>
        </draw:connector>
        <draw:connector draw:style-name="gr4" draw:text-style-name="P1" xml:id="id14" draw:id="id14" draw:layer="layout" draw:line-skew="-0.254cm" svg:x1="7.921cm" svg:y1="11.16cm" svg:x2="2.651cm" svg:y2="13.446cm" draw:start-shape="id7" draw:start-glue-point="2" draw:end-shape="id8" draw:end-glue-point="0" svg:d="m7921 11160v889h-5270v1397">
          <text:p/>
        </draw:connector>
        <draw:connector draw:style-name="gr4" draw:text-style-name="P1" draw:layer="layout" draw:line-skew="0.501cm" svg:x1="9.544cm" svg:y1="12.049cm" svg:x2="5.762cm" svg:y2="13.446cm" draw:start-shape="id9" draw:start-glue-point="0" draw:end-shape="id10" draw:end-glue-point="0" svg:d="m9544 12049v0h-3782v1397">
          <text:p/>
        </draw:connector>
        <draw:connector draw:style-name="gr4" draw:text-style-name="P1" xml:id="id17" draw:id="id17" draw:layer="layout" draw:line-skew="0.445cm" svg:x1="5.762cm" svg:y1="14.716cm" svg:x2="7.667cm" svg:y2="18.526cm" draw:start-shape="id10" draw:start-glue-point="2" draw:end-shape="id11" draw:end-glue-point="0" svg:d="m5762 14716v2350h1905v1460">
          <text:p/>
        </draw:connector>
        <draw:connector draw:style-name="gr4" draw:text-style-name="P1" draw:layer="layout" svg:x1="13.802cm" svg:y1="13.954cm" svg:x2="13.827cm" svg:y2="14.589cm" draw:start-shape="id12" draw:start-glue-point="2" draw:end-shape="id13" draw:end-glue-point="0" svg:d="m13802 13954v318h25v317">
          <text:p/>
        </draw:connector>
        <draw:connector draw:style-name="gr4" draw:text-style-name="P1" xml:id="id9" draw:id="id9" draw:layer="layout" draw:line-skew="1.39cm" svg:x1="5.286cm" svg:y1="12.049cm" svg:x2="13.802cm" svg:y2="12.684cm" draw:start-shape="id14" draw:start-glue-point="0" draw:end-shape="id12" draw:end-glue-point="0" svg:d="m5286 12049v0h8516v635">
          <text:p/>
        </draw:connector>
        <draw:connector draw:style-name="gr4" draw:text-style-name="P1" draw:layer="layout" svg:x1="7.667cm" svg:y1="19.669cm" svg:x2="10.334cm" svg:y2="20.939cm" draw:start-shape="id11" draw:start-glue-point="2" draw:end-shape="id4" draw:end-glue-point="0" svg:d="m7667 19669v634h2667v636">
          <text:p/>
        </draw:connector>
        <draw:connector draw:style-name="gr4" draw:text-style-name="P1" draw:layer="layout" svg:x1="17.319cm" svg:y1="11.541cm" svg:x2="12.811cm" svg:y2="21.764cm" draw:start-shape="id15" draw:start-glue-point="2" draw:end-shape="id4" draw:end-glue-point="1" svg:d="m17319 11541v10223h-4508">
          <text:p/>
        </draw:connector>
        <draw:frame draw:style-name="gr5" draw:layer="layout" svg:width="7.366cm" svg:height="2.028cm" svg:x="7.858cm" svg:y="1cm">
          <draw:text-box>
            <text:p>Work Package Tree</text:p>
          </draw:text-box>
        </draw:frame>
        <draw:custom-shape draw:style-name="gr1" draw:text-style-name="P1" xml:id="id6" draw:id="id6" draw:layer="layout" svg:width="3.556cm" svg:height="1.143cm" svg:x="9.255cm" svg:y="7.477cm">
          <text:p text:style-name="P1">Proto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6" draw:id="id16" draw:layer="layout" svg:width="2.54cm" svg:height="1.143cm" svg:x="7.731cm" svg:y="13.446cm">
          <text:p text:style-name="P1">ST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501cm" svg:x1="9.544cm" svg:y1="12.049cm" svg:x2="9.001cm" svg:y2="13.446cm" draw:start-shape="id9" draw:start-glue-point="0" draw:end-shape="id16" draw:end-glue-point="0" svg:d="m9544 12049v0h-543v1397">
          <text:p/>
        </draw:connector>
        <draw:connector draw:style-name="gr4" draw:text-style-name="P1" xml:id="id19" draw:id="id19" draw:layer="layout" svg:x1="11.033cm" svg:y1="8.62cm" svg:x2="7.921cm" svg:y2="10.017cm" draw:start-shape="id6" draw:start-glue-point="2" draw:end-shape="id7" draw:end-glue-point="0" svg:d="m11033 8620v698h-3112v699">
          <text:p/>
        </draw:connector>
        <draw:connector draw:style-name="gr6" draw:text-style-name="P1" draw:layer="layout" svg:x1="2.651cm" svg:y1="14.716cm" svg:x2="6.714cm" svg:y2="17.066cm" draw:start-shape="id8" draw:start-glue-point="2" draw:end-shape="id17" draw:end-glue-point="0" svg:d="m2651 14716v2350h4063">
          <text:p/>
        </draw:connector>
        <draw:connector draw:style-name="gr6" draw:text-style-name="P1" xml:id="id20" draw:id="id20" draw:layer="layout" svg:x1="9.001cm" svg:y1="14.589cm" svg:x2="6.714cm" svg:y2="17.066cm" draw:start-shape="id16" draw:start-glue-point="2" draw:end-shape="id17" draw:end-glue-point="0" svg:d="m9001 14589v2477h-2287">
          <text:p/>
        </draw:connector>
        <draw:connector draw:style-name="gr6" draw:text-style-name="P1" draw:layer="layout" svg:x1="6.842cm" svg:y1="6.651cm" svg:x2="11.033cm" svg:y2="6.651cm" draw:start-shape="id2" draw:start-glue-point="1" draw:end-shape="id18" draw:end-glue-point="0" svg:d="m6842 6651h4191">
          <text:p/>
        </draw:connector>
        <draw:connector draw:style-name="gr4" draw:text-style-name="P1" draw:layer="layout" svg:x1="9.477cm" svg:y1="9.318cm" svg:x2="17.319cm" svg:y2="10.017cm" draw:start-shape="id19" draw:start-glue-point="0" draw:end-shape="id15" draw:end-glue-point="0" svg:d="m9477 9318h7842v699">
          <text:p/>
        </draw:connector>
        <draw:connector draw:style-name="gr6" draw:text-style-name="P1" draw:layer="layout" svg:x1="13.827cm" svg:y1="15.859cm" svg:x2="9.001cm" svg:y2="17.066cm" draw:start-shape="id13" draw:start-glue-point="2" draw:end-shape="id20" draw:end-glue-point="0" svg:d="m13827 15859v1207h-4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o </meta:initial-creator>
    <meta:creation-date>2013-10-30T14:59:54</meta:creation-date>
    <dc:date>2013-12-04T18:08:09</dc:date>
    <dc:creator>tako </dc:creator>
    <meta:editing-duration>PT9M23S</meta:editing-duration>
    <meta:editing-cycles>3</meta:editing-cycles>
    <meta:generator>LibreOffice/3.6$Linux_X86_64 LibreOffice_project/360m1$Build-2</meta:generator>
    <meta:document-statistic meta:object-count="33"/>
  </office:meta>
</office:document-meta>
</file>